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2" style:family="paragraph" style:parent-style-name="Обычный">
      <style:paragraph-properties fo:text-align="center" style:justify-single-word="false"/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loext:opacity="100%" fo:font-size="18pt" style:font-name-asian="Times New Roman" style:font-size-asian="18pt" style:font-name-complex="Times New Roman" style:font-size-complex="18pt"/>
    </style:style>
    <style:style style:name="P5" style:family="paragraph" style:parent-style-name="Обычный">
      <style:paragraph-properties fo:text-align="center" style:justify-single-word="false"/>
      <style:text-properties fo:color="#000000" loext:opacity="100%" fo:font-size="18pt" fo:language="uk" fo:country="UA" style:font-name-asian="Times New Roman" style:font-size-asian="18pt" style:font-name-complex="Times New Roman" style:font-size-complex="18pt"/>
    </style:style>
    <style:style style:name="P6" style:family="paragraph" style:parent-style-name="Обычный">
      <style:paragraph-properties fo:text-align="justify" style:justify-single-word="false"/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7" style:family="paragraph" style:parent-style-name="Обычный">
      <style:paragraph-properties fo:text-align="center" style:justify-single-word="false"/>
      <style:text-properties officeooo:paragraph-rsid="001e1514"/>
    </style:style>
    <style:style style:name="P8" style:family="paragraph" style:parent-style-name="Обычный">
      <style:paragraph-properties fo:break-before="page"/>
    </style:style>
    <style:style style:name="P9" style:family="paragraph" style:parent-style-name="Standard">
      <style:text-properties fo:color="#000000" loext:opacity="100%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0" style:family="paragraph" style:parent-style-name="Standard">
      <style:text-properties fo:color="#000000" loext:opacity="100%" style:font-name-asian="Times New Roman" style:font-name-complex="Times New Roman"/>
    </style:style>
    <style:style style:name="T1" style:family="text">
      <style:text-properties fo:color="#000000" loext:opacity="100%" fo:font-size="18pt" fo:language="uk" fo:country="UA" style:font-name-asian="Times New Roman" style:font-size-asian="18pt" style:font-name-complex="Times New Roman" style:font-size-complex="18pt"/>
    </style:style>
    <style:style style:name="T2" style:family="text">
      <style:text-properties fo:color="#000000" loext:opacity="100%" style:font-name-asian="Times New Roman" style:font-name-complex="Times New Roman"/>
    </style:style>
    <style:style style:name="T3" style:family="text">
      <style:text-properties officeooo:rsid="001e15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Шадринский государственный педагогический университет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Основной_20_шрифт_20_абзаца"><text:span text:style-name="T1">ФотоКонвертор</text:span></text:span></text:p>
      <text:p text:style-name="P4"/>
      <text:p text:style-name="P5">Руководство системного администратор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Основной_20_шрифт_20_абзаца"><text:span text:style-name="T1">г. Шадринск</text:span></text:span></text:p>
      <text:p text:style-name="P7"><text:span text:style-name="Основной_20_шрифт_20_абзаца"><text:span text:style-name="T1">2025 г</text:span></text:span></text:p>
      <text:p text:style-name="P8"/>
      <text:p text:style-name="P9">Настройка сервера</text:p>
      <text:p text:style-name="P10"/>
      <text:p text:style-name="Standard"><text:span text:style-name="Основной_20_шрифт_20_абзаца"><text:span text:style-name="T2">Система развёрнута на виртуальной машине на базе Alt Linux 10. Для его функционирования требуется: apache2, php начиная с 7.4, Image Magick.</text:span></text:span></text:p>
      <text:p text:style-name="P10"/>
      <text:p text:style-name="P10">Не требуется изменять права на каталоги, так как все модификации загружаемых файлов реализуется во временном каталоге, единственное требование, чтобы объём<text:span text:style-name="T3">а</text:span> временного каталога было достаточно для сохранения файлов.</text:p>
      <text:p text:style-name="P10"/>
      <text:p text:style-name="P10">Программный продукт состоит из <text:span text:style-name="T3">двух файлов:</text:span> index.html и fromGet.php, которые следует разместить в любой из доступных каталогов web-сервера. <text:span text:style-name="T3">Н</text:span>апример если каталог /var/www/html/ <text:span text:style-name="T3">является</text:span> корневым <text:span text:style-name="T3">каталога</text:span> web-сервера, значит эти файлы могут быть размещены <text:span text:style-name="T3">в</text:span> указн<text:span text:style-name="T3">ый</text:span> каталог.</text:p>
      <text:p text:style-name="P10"/>
      <text:p text:style-name="P10">Система не предназначена <text:span text:style-name="T3">для работы в</text:span> многопользовательско<text:span text:style-name="T3">м режиме</text:span>, так как использ<text:span text:style-name="T3">ую</text:span>тся названия файлов, переданны<text:span text:style-name="T3">е</text:span> пользователем. <text:span text:style-name="T3">В</text:span> случ<text:span text:style-name="T3">ае</text:span> подключении нескольких пользователей системы невозможно гарантировать их уникальность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Verdana" style:font-size-asian="12pt" style:language-asian="ja" style:country-asian="JP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Verdana" style:font-size-asian="12pt" style:language-asian="ja" style:country-asian="JP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Anton Boyarshinov</meta:initial-creator>
    <meta:creation-date>2025-04-20T08:10:00Z</meta:creation-date>
    <dc:date>2025-04-21T15:37:01.759997733</dc:date>
    <meta:editing-cycles>13</meta:editing-cycles>
    <meta:editing-duration>PT31M27S</meta:editing-duration>
    <meta:document-statistic meta:table-count="0" meta:image-count="0" meta:object-count="0" meta:page-count="2" meta:paragraph-count="10" meta:word-count="122" meta:character-count="993" meta:non-whitespace-character-count="88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Normal.dotm"/>
  </office:meta>
</office:document-meta>
</file>